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arial" svg:font-family="arial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3">
      <style:paragraph-properties fo:margin-left="2.54cm" fo:margin-right="0cm" fo:text-align="justify" style:justify-single-word="false" fo:text-indent="-0.635cm" style:auto-text-indent="false"/>
      <style:text-properties officeooo:rsid="0018061b" officeooo:paragraph-rsid="0018061b"/>
    </style:style>
    <style:style style:name="P2" style:family="paragraph" style:parent-style-name="Standard" style:list-style-name="WWNum3">
      <style:paragraph-properties fo:margin-left="2.54cm" fo:margin-right="0cm" fo:text-align="justify" style:justify-single-word="false" fo:text-indent="-0.635cm" style:auto-text-indent="false"/>
    </style:style>
    <style:style style:name="P3" style:family="paragraph" style:parent-style-name="Standard" style:list-style-name="WWNum3">
      <style:paragraph-properties fo:margin-left="2.54cm" fo:margin-right="0cm" fo:text-align="justify" style:justify-single-word="false" fo:text-indent="-0.635cm" style:auto-text-indent="false"/>
      <style:text-properties officeooo:rsid="001a7554" officeooo:paragraph-rsid="001a7554"/>
    </style:style>
    <style:style style:name="P4" style:family="paragraph" style:parent-style-name="Standard" style:list-style-name="WWNum4">
      <style:paragraph-properties fo:margin-left="1.27cm" fo:margin-right="0cm" fo:text-align="justify" style:justify-single-word="false" fo:text-indent="-0.019cm" style:auto-text-indent="false"/>
      <style:text-properties officeooo:paragraph-rsid="001a843c"/>
    </style:style>
    <style:style style:name="P5" style:family="paragraph" style:parent-style-name="Standard" style:list-style-name="WWNum4">
      <style:paragraph-properties fo:margin-left="1.27cm" fo:margin-right="0cm" fo:text-align="justify" style:justify-single-word="false" fo:text-indent="-0.019cm" style:auto-text-indent="false"/>
      <style:text-properties officeooo:rsid="001a843c" officeooo:paragraph-rsid="001a843c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8061b"/>
    </style:style>
    <style:style style:name="P7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1.229cm" style:auto-text-indent="false"/>
      <style:text-properties officeooo:rsid="001c6429" officeooo:paragraph-rsid="001c6429"/>
    </style:style>
    <style:style style:name="P8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1.229cm" style:auto-text-indent="false"/>
      <style:text-properties officeooo:rsid="001dd359" officeooo:paragraph-rsid="001dd359"/>
    </style:style>
    <style:style style:name="P9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text-indent="0.7cm" style:auto-text-indent="false" fo:background-color="transparent"/>
      <style:text-properties officeooo:rsid="001fda5e" officeooo:paragraph-rsid="0021ce30"/>
    </style:style>
    <style:style style:name="P10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text-indent="0.7cm" style:auto-text-indent="false" fo:background-color="transparent"/>
      <style:text-properties fo:font-style="normal" officeooo:rsid="0021ce30" officeooo:paragraph-rsid="0021ce30" style:font-style-asian="normal" style:font-style-complex="normal"/>
    </style:style>
    <style:style style:name="P11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text-indent="0.7cm" style:auto-text-indent="false" fo:background-color="transparent"/>
      <style:text-properties fo:font-style="normal" officeooo:rsid="002508cf" officeooo:paragraph-rsid="00282623" style:font-style-asian="normal" style:font-style-complex="normal"/>
    </style:style>
    <style:style style:name="P12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text-indent="0.7cm" style:auto-text-indent="false" fo:background-color="transparent"/>
      <style:text-properties officeooo:paragraph-rsid="00297ccd"/>
    </style:style>
    <style:style style:name="P13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text-indent="0.7cm" style:auto-text-indent="false" fo:background-color="transparent"/>
      <style:text-properties officeooo:paragraph-rsid="002bcbf5"/>
    </style:style>
    <style:style style:name="P14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text-indent="0.7cm" style:auto-text-indent="false" fo:background-color="transparent"/>
      <style:text-properties officeooo:rsid="00297ccd" officeooo:paragraph-rsid="00297ccd"/>
    </style:style>
    <style:style style:name="P15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text-indent="0.7cm" style:auto-text-indent="false" style:page-number="auto" fo:background-color="transparent"/>
      <style:text-properties officeooo:rsid="001fda5e" officeooo:paragraph-rsid="001fda5e"/>
    </style:style>
    <style:style style:name="P16" style:family="paragraph" style:parent-style-name="Heading_20_1" style:list-style-name="WWNum5">
      <style:paragraph-properties fo:margin-left="1.27cm" fo:margin-right="0cm" fo:text-align="justify" style:justify-single-word="false" fo:text-indent="-0.635cm" style:auto-text-indent="false" fo:padding="0.212cm" fo:border="none"/>
    </style:style>
    <style:style style:name="P17" style:family="paragraph" style:parent-style-name="Heading_20_1" style:list-style-name="WWNum5">
      <style:paragraph-properties fo:margin-left="1.27cm" fo:margin-right="0cm" fo:text-align="justify" style:justify-single-word="false" fo:text-indent="-0.635cm" style:auto-text-indent="false" fo:padding="0.212cm" fo:border="none"/>
      <style:text-properties officeooo:rsid="001a843c" officeooo:paragraph-rsid="001a843c"/>
    </style:style>
    <style:style style:name="P18" style:family="paragraph" style:parent-style-name="Heading_20_1" style:list-style-name="WWNum5">
      <style:paragraph-properties fo:margin-left="1.27cm" fo:margin-right="0cm" fo:text-align="justify" style:justify-single-word="false" fo:text-indent="-0.635cm" style:auto-text-indent="false" fo:padding="0.212cm" fo:border="none"/>
      <style:text-properties officeooo:rsid="001f320e" officeooo:paragraph-rsid="001f320e"/>
    </style:style>
    <style:style style:name="P19" style:family="paragraph" style:parent-style-name="Heading_20_1" style:list-style-name="WWNum5" style:master-page-name="">
      <style:paragraph-properties fo:margin-left="1.27cm" fo:margin-right="0cm" fo:text-align="justify" style:justify-single-word="false" fo:text-indent="-0.635cm" style:auto-text-indent="false" style:page-number="auto" fo:padding="0.212cm" fo:border="none"/>
      <style:text-properties officeooo:rsid="001f320e" officeooo:paragraph-rsid="002bcbf5"/>
    </style:style>
    <style:style style:name="P20" style:family="paragraph" style:parent-style-name="Heading_20_1" style:list-style-name="WWNum5" style:master-page-name="">
      <style:paragraph-properties fo:margin-left="1.27cm" fo:margin-right="0cm" fo:text-align="justify" style:justify-single-word="false" fo:text-indent="-0.635cm" style:auto-text-indent="false" style:page-number="auto" fo:padding="0.212cm" fo:border="none"/>
      <style:text-properties officeooo:rsid="002bcbf5" officeooo:paragraph-rsid="002bcbf5"/>
    </style:style>
    <style:style style:name="P21" style:family="paragraph" style:parent-style-name="Title" style:master-page-name="Standard">
      <style:paragraph-properties fo:margin-top="0cm" fo:margin-bottom="0cm" loext:contextual-spacing="false" fo:text-align="justify" style:justify-single-word="false" style:page-number="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07cdf"/>
    </style:style>
    <style:style style:name="T4" style:family="text">
      <style:text-properties style:text-underline-style="none" officeooo:rsid="00233585"/>
    </style:style>
    <style:style style:name="T5" style:family="text">
      <style:text-properties style:text-underline-style="none" officeooo:rsid="0026c513"/>
    </style:style>
    <style:style style:name="T6" style:family="text">
      <style:text-properties style:text-underline-style="none" officeooo:rsid="00282623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style:text-underline-style="none" fo:font-weight="bold" officeooo:rsid="00207cdf" style:font-weight-asian="bold" style:font-weight-complex="bold"/>
    </style:style>
    <style:style style:name="T9" style:family="text">
      <style:text-properties style:text-underline-style="none" fo:font-weight="bold" officeooo:rsid="00233585" style:font-weight-asian="bold" style:font-weight-complex="bold"/>
    </style:style>
    <style:style style:name="T10" style:family="text">
      <style:text-properties style:text-underline-style="none" fo:font-weight="bold" officeooo:rsid="0026c513" style:font-weight-asian="bold" style:font-weight-complex="bold"/>
    </style:style>
    <style:style style:name="T11" style:family="text">
      <style:text-properties style:text-underline-style="none" fo:font-weight="bold" officeooo:rsid="00282623" style:font-weight-asian="bold" style:font-weight-complex="bold"/>
    </style:style>
    <style:style style:name="T12" style:family="text">
      <style:text-properties style:text-underline-style="none" fo:font-weight="normal" officeooo:rsid="00233585" style:font-weight-asian="normal" style:font-weight-complex="normal"/>
    </style:style>
    <style:style style:name="T13" style:family="text">
      <style:text-properties officeooo:rsid="0019bbae"/>
    </style:style>
    <style:style style:name="T14" style:family="text">
      <style:text-properties officeooo:rsid="001a843c"/>
    </style:style>
    <style:style style:name="T15" style:family="text">
      <style:text-properties officeooo:rsid="001c6429"/>
    </style:style>
    <style:style style:name="T16" style:family="text">
      <style:text-properties officeooo:rsid="001dd359"/>
    </style:style>
    <style:style style:name="T17" style:family="text">
      <style:text-properties fo:font-style="normal" style:text-underline-style="none" officeooo:rsid="00297ccd" style:font-style-asian="normal" style:font-style-complex="normal"/>
    </style:style>
    <style:style style:name="T18" style:family="text">
      <style:text-properties fo:font-style="normal" style:text-underline-style="none" officeooo:rsid="002bcbf5" style:font-style-asian="normal" style:font-style-complex="normal"/>
    </style:style>
    <style:style style:name="T19" style:family="text">
      <style:text-properties fo:font-style="normal" style:text-underline-style="none" fo:font-weight="bold" officeooo:rsid="00297ccd" style:font-style-asian="normal" style:font-weight-asian="bold" style:font-style-complex="normal" style:font-weight-complex="bold"/>
    </style:style>
    <style:style style:name="T20" style:family="text">
      <style:text-properties fo:color="#000000" style:font-name="arial" fo:font-style="normal" style:text-underline-style="none" style:font-style-asian="normal" style:font-style-complex="normal"/>
    </style:style>
    <style:style style:name="T21" style:family="text">
      <style:text-properties fo:color="#000000" style:font-name="arial" fo:font-style="normal" style:text-underline-style="none" officeooo:rsid="00297ccd" style:font-style-asian="normal" style:font-style-complex="normal"/>
    </style:style>
    <style:style style:name="T22" style:family="text">
      <style:text-properties fo:color="#000000" style:font-name="arial" fo:font-style="normal" style:text-underline-style="none" officeooo:rsid="00282623" style:font-style-asian="normal" style:font-style-complex="normal"/>
    </style:style>
    <style:style style:name="T23" style:family="text">
      <style:text-properties fo:color="#000000" style:font-name="arial" fo:font-style="normal" style:text-underline-style="none" fo:font-weight="bold" officeooo:rsid="00282623" style:font-style-asian="normal" style:font-weight-asian="bold" style:font-style-complex="normal" style:font-weight-complex="bold"/>
    </style:style>
    <style:style style:name="T24" style:family="text">
      <style:text-properties fo:color="#000000" style:font-name="arial" fo:font-style="normal" style:text-underline-style="none" fo:font-weight="bold" officeooo:rsid="00297ccd" style:font-style-asian="normal" style:font-weight-asian="bold" style:font-style-complex="normal" style:font-weight-complex="bold"/>
    </style:style>
    <style:style style:name="T25" style:family="text">
      <style:text-properties fo:color="#000000" style:font-name="arial" style:text-underline-style="none"/>
    </style:style>
    <style:style style:name="T26" style:family="text">
      <style:text-properties fo:color="#000000" style:font-name="arial" style:text-underline-style="none" officeooo:rsid="00297ccd"/>
    </style:style>
    <style:style style:name="T27" style:family="text">
      <style:text-properties fo:color="#000000" style:font-name="arial" style:text-underline-style="none" officeooo:rsid="002b6903"/>
    </style:style>
    <style:style style:name="T28" style:family="text">
      <style:text-properties fo:color="#000000" style:font-name="arial" style:text-underline-style="none" officeooo:rsid="002bcbf5"/>
    </style:style>
    <style:style style:name="T29" style:family="text">
      <style:text-properties fo:color="#000000" style:font-name="arial" style:text-underline-style="none" fo:font-weight="bold" style:font-weight-asian="bold" style:font-weight-complex="bold"/>
    </style:style>
    <style:style style:name="T30" style:family="text">
      <style:text-properties fo:color="#000000" style:font-name="arial" style:text-underline-style="none" fo:font-weight="bold" officeooo:rsid="00297ccd" style:font-weight-asian="bold" style:font-weight-complex="bold"/>
    </style:style>
    <style:style style:name="T31" style:family="text">
      <style:text-properties fo:color="#000000" style:font-name="arial" style:text-underline-style="none" fo:font-weight="bold" officeooo:rsid="002bcbf5" style:font-weight-asian="bold" style:font-weight-complex="bold"/>
    </style:style>
    <style:style style:name="T32" style:family="text">
      <style:text-properties fo:color="#000000" style:font-name="arial" style:text-underline-style="none" officeooo:rsid="002d3929"/>
    </style:style>
    <style:style style:name="T33" style:family="text">
      <style:text-properties officeooo:rsid="002bcb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_3n0kttgfzr45"/>ДЗ<text:span text:style-name="T13">05</text:span> <text:span text:style-name="T13">JSP, Filters, Listeners</text:span>.</text:p>
      <text:list xml:id="list4067887622" text:style-name="WWNum5">
        <text:list-item>
          <text:p text:style-name="P16"><text:bookmark text:name="_iuamv9f70w8e"/>Общие моменты</text:p>
        </text:list-item>
      </text:list>
      <text:list xml:id="list2925204407" text:style-name="WWNum3">
        <text:list-item>
          <text:p text:style-name="P1">исходники – в папке «L<text:span text:style-name="T13">10</text:span> - <text:span text:style-name="T13">JSP</text:span>»</text:p>
        </text:list-item>
        <text:list-item>
          <text:p text:style-name="P2">В качестве фреймворка использовал GWT .</text:p>
        </text:list-item>
        <text:list-item>
          <text:p text:style-name="P2">Проект <text:span text:style-name="T13">опять </text:span>делал с нуля, используя части кода из задания 2,<text:span text:style-name="T13">3</text:span>.</text:p>
        </text:list-item>
        <text:list-item>
          <text:p text:style-name="P3">Приложение доступно по ссылке <text:span text:style-name="T1">http://localhost:8080/main</text:span></text:p>
        </text:list-item>
      </text:list>
      <text:p text:style-name="P6"/>
      <text:list xml:id="list71345599246502" text:continue-list="list4067887622" text:style-name="WWNum5">
        <text:list-item>
          <text:p text:style-name="P17">Фильтрация user-agent</text:p>
        </text:list-item>
      </text:list>
      <text:list xml:id="list832702417" text:style-name="WWNum4">
        <text:list-item>
          <text:p text:style-name="P5">При первом обращении пользователя к приложению запрос обрабатывается фильтром <text:span text:style-name="T1">UserAgentFilter</text:span>, в котором анализируется заголовок user-agent запроса (было лень самому парсить этот заголовок, использовал библиотеку <text:span text:style-name="T1">ua_parser</text:span>). Если версия браузера из user-agent меньше минимальной, происходит форвард запроса на jsp страницу <text:span text:style-name="T1">browser-invalid.jsp</text:span>.</text:p>
        </text:list-item>
        <text:list-item>
          <text:p text:style-name="P5">Если версия браузера нам подходит – приложение выполняется в штатном режиме, при этом устанавливается пользовательская кука <text:span text:style-name="T1">valid‑browser</text:span>, которая при последующих запросах позволяет пропускать парсинг версии браузера.</text:p>
        </text:list-item>
        <text:list-item>
          <text:p text:style-name="P4"><text:span text:style-name="T14">Минимально допустимые версии браузеров хранятся в инициализационных параметрах фильтра и извлекаются на стадии инициализации фильтра.</text:span></text:p>
        </text:list-item>
      </text:list>
      <text:list xml:id="list71345324123774" text:continue-list="list71345599246502" text:style-name="WWNum5">
        <text:list-item>
          <text:p text:style-name="P16"><text:span text:style-name="T15">Сохранение/восстановление данных о сотрудниках из xml файла</text:span>.</text:p>
        </text:list-item>
      </text:list>
      <text:p text:style-name="P7">При старте контейнера управление передается в сервлет <text:span text:style-name="T1">StartupServlet</text:span>, у которого стоит флаг <text:span text:style-name="T1">loadOnStartup</text:span>=1. В методе инициализации этого сервлета происходит восстановление данных таблицы сотрудников из xml файла, путь к которому берется из параметров инициализации <text:span text:style-name="T16">контекста приложения</text:span>. Сведения о факте инициализации сохраняются в атрибуте <text:span text:style-name="T1">startup</text:span> контекста приложения.</text:p>
      <text:p text:style-name="P8">При останове контейнера данные таблицы сотрудников сохраняются в файле (путь берется из контекста приложения).</text:p>
      <text:list xml:id="list71345627981759" text:continue-numbering="true" text:style-name="WWNum5">
        <text:list-item>
          <text:p text:style-name="P18"><text:bookmark text:name="_zb82h68ta3y"/>JSP </text:p>
        </text:list-item>
      </text:list>
      <text:p text:style-name="P15"><text:span text:style-name="T2">Все html страница заменены на JSP. Используется следующая структура </text:span><text:soft-page-break/><text:span text:style-name="T2">приложения:</text:span></text:p>
      <text:p text:style-name="P9"><text:span text:style-name="T2">все запросы попадают на хост-страницу i</text:span><text:span text:style-name="T7">ndex.jsp,</text:span><text:span text:style-name="T2"> к которой директивами подключаются заголовок (</text:span><text:span text:style-name="T7">main-head.jsp</text:span><text:span text:style-name="T2">), меню (</text:span><text:span text:style-name="T7">main-menu.jsp</text:span><text:span text:style-name="T2">), новостной и валютный блоки (</text:span><text:span text:style-name="T3">main-right-sidebar.jsp</text:span><text:span text:style-name="T2">), </text:span><text:span text:style-name="T3">подвал (</text:span><text:span text:style-name="T8">main-footer.jsp</text:span><text:span text:style-name="T3">)</text:span><text:span text:style-name="T2"> </text:span><text:span text:style-name="T3">и основной блок , который в зависимости от </text:span><text:span text:style-name="T4">пути</text:span><text:span text:style-name="T3"> запроса подключает соответствующую JSP страницу.</text:span></text:p>
      <text:p text:style-name="P10"><text:span text:style-name="T3">О</text:span><text:span text:style-name="T2">собые случаи представляют собой </text:span><text:span text:style-name="T4">пути</text:span><text:span text:style-name="T2">: </text:span><text:span text:style-name="T7">/main/admin/*</text:span><text:span text:style-name="T2">, </text:span><text:span text:style-name="T7">/main/login</text:span><text:span text:style-name="T2">, </text:span><text:span text:style-name="T7">/main/logout, /main/loginerror</text:span><text:span text:style-name="T2">.</text:span></text:p>
      <text:p text:style-name="P10"><text:span text:style-name="T2">Страницы, которые соответствуют </text:span><text:span text:style-name="T7">/</text:span><text:span text:style-name="T9">main</text:span><text:span text:style-name="T7">/</text:span><text:span text:style-name="T9">admin/*</text:span><text:span text:style-name="T4"> защищены авторизацией. При переходе на них происходит переход на страницу </text:span><text:span text:style-name="T9">/main/login</text:span><text:span text:style-name="T4"> и при успешной авторизации – переход на соответствующую страницу. При неавторизации – происходит переход на страницу </text:span><text:span text:style-name="T9">/main/loginerror</text:span><text:span text:style-name="T4">. В приложении реализована авторизация через DataSourceRealm, который конфигурируется в </text:span><text:span text:style-name="T9">context.xml</text:span><text:span text:style-name="T4"> приложения. Для этого в БД созданы представления </text:span><text:span text:style-name="T9">staff_login </text:span><text:span text:style-name="T12">и</text:span><text:span text:style-name="T9"> staff_roles</text:span><text:span text:style-name="T4">, которые отдают контейнеру логин/хеш пароля/роль пользователя.</text:span></text:p>
      <text:p text:style-name="P11"><text:span text:style-name="T4">Н</text:span><text:span text:style-name="T2">а странице /main/admin реализована форма </text:span><text:span text:style-name="T5">поиска сотрудника</text:span><text:span text:style-name="T2">(см.</text:span><text:span text:style-name="T7"> admin-body.jsp, admin-search-body.jsp</text:span><text:span text:style-name="T2">), </text:span><text:span text:style-name="T5">в которой производится поиск по части полей логин/фио/должность/город и диапазону возраста сотрудника. Поля </text:span><text:span text:style-name="T6">поискового </text:span><text:span text:style-name="T5">запроса сохраняются в бине который реализуется классом </text:span><text:span text:style-name="T10">StaffSearchBean</text:span><text:span text:style-name="T5"> в атрибуте </text:span><text:span text:style-name="T6">сессии и управление передается странице </text:span><text:span text:style-name="T11">admin-search-reault.jsp</text:span><text:span text:style-name="T6"> для выполнения поиска и отображения найденных данных. </text:span></text:p>
      <text:p text:style-name="P11"><text:span text:style-name="T6">Поиск реализуется методом </text:span><text:span text:style-name="T11">find</text:span><text:span text:style-name="T6"> объекта класса </text:span><text:span text:style-name="T11">StaffSearchBean</text:span><text:span text:style-name="T6">. Из полей бина собирается запрос jpql, после выполнения которого имеем список найденных сотрудников, который возвращается странице jsp для отображения.</text:span></text:p>
      <text:list xml:id="list71345632914097" text:continue-numbering="true" text:style-name="WWNum5">
        <text:list-item>
          <text:p text:style-name="P19"><text:span text:style-name="T33">Кеширование результатов поискового запроса.</text:span> </text:p>
        </text:list-item>
      </text:list>
      <text:p text:style-name="P13"><text:span text:style-name="T17">Из запроса jpql и результатов поиска </text:span><text:span text:style-name="T21">метод </text:span><text:span text:style-name="T24">find</text:span><text:span text:style-name="T21"> объекта </text:span><text:span text:style-name="T23">StaffSearchBean</text:span><text:span text:style-name="T22"> </text:span><text:span text:style-name="T17">собирает объект </text:span><text:span text:style-name="T19">SearchResultCacheItem</text:span><text:span text:style-name="T17"> и сохраня</text:span><text:span text:style-name="T18">ет</text:span><text:span text:style-name="T17"> в атрибуте запроса </text:span><text:span text:style-name="T24">admin-search-result</text:span><text:span text:style-name="T21">, который затем кешируется слушателем атрибутов запроса</text:span><text:span text:style-name="T26"> </text:span><text:span text:style-name="T30">RequestAttributeListener</text:span><text:span text:style-name="T26"> в объекте </text:span><text:span text:style-name="T30">SearchResultCache</text:span><text:span text:style-name="T26">, который, в свою очередь, сохраняется в атрибуте контекста приложения </text:span><text:span text:style-name="T30">admin-search-cache</text:span><text:span text:style-name="T26">.</text:span></text:p>
      <text:p text:style-name="P14"><text:span text:style-name="T26">П</text:span><text:span text:style-name="T25">ри повторном выполнении запроса метод </text:span><text:span text:style-name="T29">find</text:span><text:span text:style-name="T25"> объекта <text:s/></text:span><text:span text:style-name="T23">StaffSearchBean</text:span><text:span text:style-name="T22"> </text:span><text:span text:style-name="T20">достает результат поиска из кеша и возвращает его странице jsp для отображения.</text:span></text:p>
      <text:list xml:id="list71343856962104" text:continue-numbering="true" text:style-name="WWNum5">
        <text:list-item>
          <text:p text:style-name="P20">PS</text:p>
        </text:list-item>
      </text:list>
      <text:p text:style-name="P14"><text:span text:style-name="T25">- Отображение результатов запроса производится кастомным jsp тегом </text:span><text:span text:style-name="T27">display:table из библиотеки тегов </text:span><text:a xlink:type="simple" xlink:href="http://www.displaytag.org/1.2/" text:style-name="Internet_20_link" text:visited-style-name="Visited_20_Internet_20_Link">display</text:a><text:a xlink:type="simple" xlink:href="http://www.displaytag.org/1.2/" text:style-name="Internet_20_link" text:visited-style-name="Visited_20_Internet_20_Link"><text:span text:style-name="T32">tag</text:span></text:a><text:span text:style-name="T27">.</text:span></text:p>
      <text:p text:style-name="P12"><text:span text:style-name="T27">- </text:span><text:span text:style-name="T28">Для возможности передачи кириллических символов в запросе в web.xml подключается фильтр </text:span><text:span text:style-name="T31">org.apache.catalina.filters.SetCharacterEncodingFilt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arial" svg:font-family="arial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tru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2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1-12T07:13:43.461028877</dc:date>
    <meta:editing-duration>PT1H19M40S</meta:editing-duration>
    <meta:editing-cycles>14</meta:editing-cycles>
    <meta:document-statistic meta:table-count="0" meta:image-count="0" meta:object-count="0" meta:page-count="2" meta:paragraph-count="26" meta:word-count="467" meta:character-count="3940" meta:non-whitespace-character-count="3504"/>
  </office:meta>
</office:document-meta>
</file>